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f660" officeooo:paragraph-rsid="0008f660"/>
    </style:style>
    <style:style style:name="P2" style:family="paragraph" style:parent-style-name="Standard">
      <style:text-properties officeooo:rsid="0008f660" officeooo:paragraph-rsid="0008f660"/>
    </style:style>
    <style:style style:name="P3" style:family="paragraph" style:parent-style-name="Standard">
      <style:text-properties officeooo:rsid="000caa88" officeooo:paragraph-rsid="000caa88"/>
    </style:style>
    <style:style style:name="T1" style:family="text">
      <style:text-properties officeooo:rsid="000ab6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wd ("Area de trabalho")</text:p>
      <text:p text:style-name="P1">library(spdep)</text:p>
      <text:p text:style-name="P1">library(maptools)</text:p>
      <text:p text:style-name="P1">library(foreign)</text:p>
      <text:p text:style-name="P1"/>
      <text:p text:style-name="P1">base = read.dbf('columbus.dbf')</text:p>
      <text:p text:style-name="P1">attach(base)</text:p>
      <text:p text:style-name="P1">mean(CRIME)</text:p>
      <text:p text:style-name="P1"/>
      <text:p text:style-name="P1">?ml</text:p>
      <text:p text:style-name="P1">mqo = lm(CRIME ~ INC + HOVAL)</text:p>
      <text:p text:style-name="P1">summary (mqo)</text:p>
      <text:p text:style-name="P1"><text:s/></text:p>
      <text:p text:style-name="P1">*<text:span text:style-name="T1">Carregar o shapefile com a matriz de peso</text:span></text:p>
      <text:p text:style-name="P1"/>
      <text:p text:style-name="P3">#lembrar de trocar as barras de lado</text:p>
      <text:p text:style-name="P3">setwd ("C:/Users/larissagiardini/Documents/Pratica Pedro")</text:p>
      <text:p text:style-name="P3"/>
      <text:p text:style-name="P3">#instalar esses programas</text:p>
      <text:p text:style-name="P3">library(spdep)</text:p>
      <text:p text:style-name="P3">library(maptools)</text:p>
      <text:p text:style-name="P3">library(foreign)</text:p>
      <text:p text:style-name="P3"/>
      <text:p text:style-name="P3">base = read.dbf('columbus.dbf')</text:p>
      <text:p text:style-name="P3">attach(base)</text:p>
      <text:p text:style-name="P3">mean(CRIME)</text:p>
      <text:p text:style-name="P3"/>
      <text:p text:style-name="P3">?lm</text:p>
      <text:p text:style-name="P3">mqo = lm(CRIME ~ INC + HOVAL)</text:p>
      <text:p text:style-name="P3">summary (mqo)</text:p>
      <text:p text:style-name="P3"/>
      <text:p text:style-name="P3">#Ler o arquivo shapefile </text:p>
      <text:p text:style-name="P3">shape = readShapePoly('columbus.shp')</text:p>
      <text:p text:style-name="P3"># Matriz de pesos (vizinhanças)</text:p>
      <text:p text:style-name="P3">queen1 = poly2nb(shape)</text:p>
      <text:p text:style-name="P3">summary(queen1)</text:p>
      <text:p text:style-name="P3">plot.nb(queen1, cbind(X, Y), col="green")</text:p>
      <text:p text:style-name="P3">title(main="Matriz de Vizinhanca", xlab="Queen de 1 ordem")</text:p>
      <text:p text:style-name="P3"/>
      <text:p text:style-name="P3">#Outra opção para a matriz de peso é carregar o que já foi feito no geoda</text:p>
      <text:p text:style-name="P3">queen1b = read.gal("columbuspeso.gal")</text:p>
      <text:p text:style-name="P3">summary(queen1b)</text:p>
      <text:p text:style-name="P3"/>
      <text:p text:style-name="P3"># Matriz de pesos (distancia-k vizinhos)</text:p>
      <text:p text:style-name="P3">knn4_base = knearneigh(cbind(X,Y), k=4)</text:p>
      <text:p text:style-name="P3">knn4= knn2nb(knn4_base)</text:p>
      <text:p text:style-name="P3">summary(knn4)</text:p>
      <text:p text:style-name="P3">plot.nb(knn4, cbind(X,Y))</text:p>
      <text:p text:style-name="P3">#partir a area de plotagem; 2,1 é duas linhas e uma coluna</text:p>
      <text:p text:style-name="P3">par(mfrow=c(2,1))</text:p>
      <text:p text:style-name="P3">plot.nb(queen1, cbind(X, Y), col="green")</text:p>
      <text:p text:style-name="P3">title(main="Matriz de Contiguidade", xlab="Queen de 1 ordem")</text:p>
      <text:p text:style-name="P3"><text:soft-page-break/>plot.nb(knn4, cbind(X,Y))</text:p>
      <text:p text:style-name="P3">title(main="Matriz de Vizinhanca", xlab="4-vizinhos mais proximos")</text:p>
      <text:p text:style-name="P3"/>
      <text:p text:style-name="P3"># Matriz de pesos (distanciamaxima e minima)</text:p>
      <text:p text:style-name="P3">dist4 = dnearneigh(cbind(X,Y),0,4)</text:p>
      <text:p text:style-name="P3">summary (dist4)#ja gera uma matriz de vizinhos, nao precisa converter</text:p>
      <text:p text:style-name="P3">dist3 = dnearneigh(cbind(X,Y),0,3)</text:p>
      <text:p text:style-name="P3">summary (dist3)</text:p>
      <text:p text:style-name="P3">#comparação entre as matrizes de peso</text:p>
      <text:p text:style-name="P3">par(mfrow=c(2,2))</text:p>
      <text:p text:style-name="P3">plot.nb(queen1, cbind(X, Y), col="green")</text:p>
      <text:p text:style-name="P3">title(main="Matriz de Contiguidade", xlab="Queen de 1 ordem")</text:p>
      <text:p text:style-name="P3">plot.nb(knn4, cbind(X,Y))</text:p>
      <text:p text:style-name="P3">title(main="Matriz de distancia", xlab="4-vizinhos mais proximos")</text:p>
      <text:p text:style-name="P3">plot.nb(dist4, cbind(X,Y), col="blue")</text:p>
      <text:p text:style-name="P3">title(main="Matriz de distancia", xlab="Distancia maxima 4 kms")</text:p>
      <text:p text:style-name="P3">plot.nb(dist3, cbind(X,Y), col="red")</text:p>
      <text:p text:style-name="P3">title(main="Matriz de distancia", xlab="Distancia maxima 3 kms")</text:p>
      <text:p text:style-name="P3"/>
      <text:p text:style-name="P3">#Transformar nb para matriz w</text:p>
      <text:p text:style-name="P3">w = nb2listw(queen1)</text:p>
      <text:p text:style-name="P3">summary(queen1)</text:p>
      <text:p text:style-name="P3">summary(w)</text:p>
      <text:p text:style-name="P3">?nb2listw</text:p>
      <text:p text:style-name="P3"/>
      <text:p text:style-name="P3">#Testes de espacialidade</text:p>
      <text:p text:style-name="P3">#I de moran</text:p>
      <text:p text:style-name="P3">mqo = lm(CRIME ~ INC + HOVAL)</text:p>
      <text:p text:style-name="P3">summary (mqo)</text:p>
      <text:p text:style-name="P3">lm.morantest(mqo, w)#I de moran - nao é muito util,sodiz que o mqo nao serve. Hipotese nula é de aleatoriedade espacial. MQO nao é efieciente e pode ser viesado</text:p>
      <text:p text:style-name="P3">#lm.morantest leva em consideração que o residuo eh de uma regressao. fazer desconsiderando isso é errado. demostração do erro:</text:p>
      <text:p text:style-name="P3">mqo.residuo = resid(mqo)</text:p>
      <text:p text:style-name="P3">mean(mqo.residuo)</text:p>
      <text:p text:style-name="P3">moran.test(mqo.residuo, w)</text:p>
      <text:p text:style-name="P3"/>
      <text:p text:style-name="P3">#Testes de multiplicador de lagrange </text:p>
      <text:p text:style-name="P3">shapiro.test(CRIME) #teste de normalidade ja que os testes dependem dessa hipotese</text:p>
      <text:p text:style-name="P3">lm.LMtests(mqo, w, test='all')</text:p>
      <text:p text:style-name="P3"/>
      <text:p text:style-name="P3">#Modelo Lag</text:p>
      <text:p text:style-name="P3">modelo_lag = lagsarlm(CRIME ~ INC + HOVAL, base, w)</text:p>
      <text:p text:style-name="P3">summary(modelo_lag) #interpretação do efeito direto mais indireto</text:p>
      <text:p text:style-name="P3"/>
      <text:p text:style-name="P3">#Modelo erro (apenas para ver como fica)</text:p>
      <text:p text:style-name="P3">modelo_erro = errorsarlm(CRIME ~ INC + HOVAL, base, w)</text:p>
      <text:p text:style-name="P3">summary(modelo_erro)#interpretação direta</text:p>
      <text:p text:style-name="P3">#Compara as log likelihood dos modelos de erro e lag</text:p>
      <text:p text:style-name="P3"/>
      <text:p text:style-name="P3">#Estimação GMM</text:p>
      <text:p text:style-name="P3">library(sphet)</text:p>
      <text:p text:style-name="P3"><text:soft-page-break/>modelo_lag2 = spreg(CRIME ~ INC + HOVAL, base, w,model="lag")</text:p>
      <text:p text:style-name="P3">summary (modelo_lag2)</text:p>
      <text:p text:style-name="P3"/>
      <text:p text:style-name="P3">modelo_erro2 = spreg(CRIME ~ INC + HOVAL, base, w,model="error")</text:p>
      <text:p text:style-name="P3">summary (modelo_erro2)</text:p>
      <text:p text:style-name="P3"/>
      <text:p text:style-name="P3">#GMM com endogena para Heterocedasticidade </text:p>
      <text:p text:style-name="P3">modelo = spreg(CRIME ~ INC, endog = ~ HOVAL, instruments = ~DISCBD,data = base, listw = w, model="error", het=TRUE)</text:p>
      <text:p text:style-name="P3">summary (modelo)</text:p>
      <text:p text:style-name="P3">#coloca a variavel como endogena para test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6:38:30.445000000</meta:creation-date>
    <meta:generator>LibreOffice/5.2.5.1$Windows_X86_64 LibreOffice_project/0312e1a284a7d50ca85a365c316c7abbf20a4d22</meta:generator>
    <dc:date>2018-06-18T15:59:38.037000000</dc:date>
    <meta:editing-duration>PT2H14M26S</meta:editing-duration>
    <meta:editing-cycles>2</meta:editing-cycles>
    <meta:document-statistic meta:table-count="0" meta:image-count="0" meta:object-count="0" meta:page-count="3" meta:paragraph-count="94" meta:word-count="428" meta:character-count="3284" meta:non-whitespace-character-count="2945"/>
  </office:meta>
</office:document-meta>
</file>